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25-06-13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24-07-29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23-08-03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21-07-22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19-10-3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19-06-2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17-06-15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11-09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9-08-28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8-06-16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7-06-15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7-06-08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6-10-31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6-06-06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5-11-08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5-06-08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4-10-2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4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3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3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2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2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2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0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200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199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199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1</text:p>
          </table:table-cell>
          <table:table-cell office:value-type="string" calcext:value-type="string">
            <text:p>16N 10E16BAAA1 (E-EC1)</text:p>
          </table:table-cell>
          <table:table-cell office:value-type="string" calcext:value-type="string">
            <text:p>199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